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Gnumeric-default"/>
        <table:table-column table:style-name="co2" table:number-columns-repeated="5" table:default-cell-style-name="Gnumeric-default"/>
        <table:table-column table:style-name="co3" table:number-columns-repeated="250" table:default-cell-style-name="Gnumeric-default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1000x1000</text:p>
          </table:table-cell>
          <table:table-cell office:value-type="string">
            <text:p>1000x2000</text:p>
          </table:table-cell>
          <table:table-cell office:value-type="string">
            <text:p>2000x2000</text:p>
          </table:table-cell>
          <table:table-cell office:value-type="string">
            <text:p>2000x4000</text:p>
          </table:table-cell>
          <table:table-cell office:value-type="string">
            <text:p>4000x4000</text:p>
          </table:table-cell>
          <table:table-cell table:number-columns-repeated="250"/>
        </table:table-row>
        <table:table-row table:style-name="ro1">
          <table:table-cell office:value-type="string">
            <text:p>2nd Gbytes</text:p>
          </table:table-cell>
          <table:table-cell table:formula="of:=1000*1000*6*4" office:value-type="float" office:value="24000000">
            <text:p>24000000</text:p>
          </table:table-cell>
          <table:table-cell table:formula="of:=1000*2000*6*4" office:value-type="float" office:value="48000000">
            <text:p>48000000</text:p>
          </table:table-cell>
          <table:table-cell table:formula="of:=2000*2000*6*4" office:value-type="float" office:value="96000000">
            <text:p>96000000</text:p>
          </table:table-cell>
          <table:table-cell table:formula="of:=2000*4000*6*4" office:value-type="float" office:value="192000000">
            <text:p>192000000</text:p>
          </table:table-cell>
          <table:table-cell table:formula="of:=4000*4000*6*4" office:value-type="float" office:value="384000000">
            <text:p>384000000</text:p>
          </table:table-cell>
          <table:table-cell table:number-columns-repeated="250"/>
        </table:table-row>
        <table:table-row table:style-name="ro1">
          <table:table-cell office:value-type="string">
            <text:p>2nd Gflops</text:p>
          </table:table-cell>
          <table:table-cell table:formula="of:=1000*1000*16" office:value-type="float" office:value="16000000">
            <text:p>16000000</text:p>
          </table:table-cell>
          <table:table-cell table:formula="of:=1000*2000*16" office:value-type="float" office:value="32000000">
            <text:p>32000000</text:p>
          </table:table-cell>
          <table:table-cell table:formula="of:=2000*2000*16" office:value-type="float" office:value="64000000">
            <text:p>64000000</text:p>
          </table:table-cell>
          <table:table-cell table:formula="of:=2000*4000*16" office:value-type="float" office:value="128000000">
            <text:p>128000000</text:p>
          </table:table-cell>
          <table:table-cell table:formula="of:=4000*4000*16" office:value-type="float" office:value="256000000">
            <text:p>256000000</text:p>
          </table:table-cell>
          <table:table-cell table:number-columns-repeated="250"/>
        </table:table-row>
        <table:table-row table:style-name="ro1">
          <table:table-cell office:value-type="string">
            <text:p>4nd Gbytes</text:p>
          </table:table-cell>
          <table:table-cell table:formula="of:=1000*1000*10*4" office:value-type="float" office:value="40000000">
            <text:p>40000000</text:p>
          </table:table-cell>
          <table:table-cell table:formula="of:=1000*2000*10*4" office:value-type="float" office:value="80000000">
            <text:p>80000000</text:p>
          </table:table-cell>
          <table:table-cell table:formula="of:=2000*2000*10*4" office:value-type="float" office:value="160000000">
            <text:p>160000000</text:p>
          </table:table-cell>
          <table:table-cell table:formula="of:=2000*4000*10*4" office:value-type="float" office:value="320000000">
            <text:p>320000000</text:p>
          </table:table-cell>
          <table:table-cell table:formula="of:=4000*4000*10*4" office:value-type="float" office:value="640000000">
            <text:p>640000000</text:p>
          </table:table-cell>
          <table:table-cell table:number-columns-repeated="250"/>
        </table:table-row>
        <table:table-row table:style-name="ro1">
          <table:table-cell office:value-type="string">
            <text:p>4nd Gflops</text:p>
          </table:table-cell>
          <table:table-cell table:formula="of:=1000*1000*24" office:value-type="float" office:value="24000000">
            <text:p>24000000</text:p>
          </table:table-cell>
          <table:table-cell table:formula="of:=1000*2000*24" office:value-type="float" office:value="48000000">
            <text:p>48000000</text:p>
          </table:table-cell>
          <table:table-cell table:formula="of:=2000*2000*24" office:value-type="float" office:value="96000000">
            <text:p>96000000</text:p>
          </table:table-cell>
          <table:table-cell table:formula="of:=2000*4000*24" office:value-type="float" office:value="192000000">
            <text:p>192000000</text:p>
          </table:table-cell>
          <table:table-cell table:formula="of:=4000*4000*24" office:value-type="float" office:value="384000000">
            <text:p>384000000</text:p>
          </table:table-cell>
          <table:table-cell table:number-columns-repeated="250"/>
        </table:table-row>
        <table:table-row table:style-name="ro1">
          <table:table-cell office:value-type="string">
            <text:p>8nd Gbytes</text:p>
          </table:table-cell>
          <table:table-cell table:formula="of:=1000*1000*18*4" office:value-type="float" office:value="72000000">
            <text:p>72000000</text:p>
          </table:table-cell>
          <table:table-cell table:formula="of:=1000*2000*18*4" office:value-type="float" office:value="144000000">
            <text:p>144000000</text:p>
          </table:table-cell>
          <table:table-cell table:formula="of:=2000*2000*18*4" office:value-type="float" office:value="288000000">
            <text:p>288000000</text:p>
          </table:table-cell>
          <table:table-cell table:formula="of:=2000*4000*18*4" office:value-type="float" office:value="576000000">
            <text:p>576000000</text:p>
          </table:table-cell>
          <table:table-cell table:formula="of:=4000*4000*18*4" office:value-type="float" office:value="1152000000">
            <text:p>1152000000</text:p>
          </table:table-cell>
          <table:table-cell table:number-columns-repeated="250"/>
        </table:table-row>
        <table:table-row table:style-name="ro1">
          <table:table-cell office:value-type="string">
            <text:p>8nd Gflops</text:p>
          </table:table-cell>
          <table:table-cell table:formula="of:=1000*1000*40" office:value-type="float" office:value="40000000">
            <text:p>40000000</text:p>
          </table:table-cell>
          <table:table-cell table:formula="of:=1000*2000*40" office:value-type="float" office:value="80000000">
            <text:p>80000000</text:p>
          </table:table-cell>
          <table:table-cell table:formula="of:=2000*2000*40" office:value-type="float" office:value="160000000">
            <text:p>160000000</text:p>
          </table:table-cell>
          <table:table-cell table:formula="of:=2000*4000*40" office:value-type="float" office:value="320000000">
            <text:p>320000000</text:p>
          </table:table-cell>
          <table:table-cell table:formula="of:=4000*4000*40" office:value-type="float" office:value="640000000">
            <text:p>640000000</text:p>
          </table:table-cell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Global Memory</text:p>
          </table:table-cell>
          <table:table-cell office:value-type="string">
            <text:p>1000x1000</text:p>
          </table:table-cell>
          <table:table-cell office:value-type="string">
            <text:p>1000x2000</text:p>
          </table:table-cell>
          <table:table-cell office:value-type="string">
            <text:p>2000x2000</text:p>
          </table:table-cell>
          <table:table-cell office:value-type="string">
            <text:p>2000x4000</text:p>
          </table:table-cell>
          <table:table-cell office:value-type="string">
            <text:p>4000x4000</text:p>
          </table:table-cell>
          <table:table-cell table:number-columns-repeated="250"/>
        </table:table-row>
        <table:table-row table:style-name="ro1">
          <table:table-cell office:value-type="string">
            <text:p>2nd Gbytes/s</text:p>
          </table:table-cell>
          <table:table-cell table:formula="of:=[.B4]/2.79*10^-6" office:value-type="float" office:value="8.60215053763441">
            <text:p>8.6021505376344</text:p>
          </table:table-cell>
          <table:table-cell table:formula="of:=[.C4]/5.11*10^-6" office:value-type="float" office:value="9.39334637964775">
            <text:p>9.3933463796478</text:p>
          </table:table-cell>
          <table:table-cell table:formula="of:=[.D4]/9*10^-6" office:value-type="float" office:value="10.6666666666667">
            <text:p>10.6666666666667</text:p>
          </table:table-cell>
          <table:table-cell table:formula="of:=[.E4]/17.54*10^-6" office:value-type="float" office:value="10.9464082098062">
            <text:p>10.9464082098062</text:p>
          </table:table-cell>
          <table:table-cell table:formula="of:=[.F4]/34.01*10^-6" office:value-type="float" office:value="11.2907968244634">
            <text:p>11.2907968244634</text:p>
          </table:table-cell>
          <table:table-cell table:number-columns-repeated="250"/>
        </table:table-row>
        <table:table-row table:style-name="ro1">
          <table:table-cell office:value-type="string">
            <text:p>2nd Gflops/s</text:p>
          </table:table-cell>
          <table:table-cell table:formula="of:=[.B5]/2.79*10^-6" office:value-type="float" office:value="5.73476702508961">
            <text:p>5.7347670250896</text:p>
          </table:table-cell>
          <table:table-cell table:formula="of:=[.C5]/5.11*10^-6" office:value-type="float" office:value="6.26223091976517">
            <text:p>6.2622309197652</text:p>
          </table:table-cell>
          <table:table-cell table:formula="of:=[.D5]/9*10^-6" office:value-type="float" office:value="7.11111111111111">
            <text:p>7.1111111111111</text:p>
          </table:table-cell>
          <table:table-cell table:formula="of:=[.E5]/17.54*10^-6" office:value-type="float" office:value="7.29760547320411">
            <text:p>7.2976054732041</text:p>
          </table:table-cell>
          <table:table-cell table:formula="of:=[.F5]/34.01*10^-6" office:value-type="float" office:value="7.5271978829756">
            <text:p>7.5271978829756</text:p>
          </table:table-cell>
          <table:table-cell table:number-columns-repeated="250"/>
        </table:table-row>
        <table:table-row table:style-name="ro1">
          <table:table-cell office:value-type="string">
            <text:p>4nd Gbytes/s</text:p>
          </table:table-cell>
          <table:table-cell table:formula="of:=[.B6]/4.09*10^-6" office:value-type="float" office:value="9.7799511002445">
            <text:p>9.7799511002445</text:p>
          </table:table-cell>
          <table:table-cell table:formula="of:=[.C6]/7.73*10^-6" office:value-type="float" office:value="10.3492884864166">
            <text:p>10.3492884864166</text:p>
          </table:table-cell>
          <table:table-cell table:formula="of:=[.D6]/11.93*10^-6" office:value-type="float" office:value="13.4115674769489">
            <text:p>13.4115674769489</text:p>
          </table:table-cell>
          <table:table-cell table:formula="of:=[.E6]/23.44*10^-6" office:value-type="float" office:value="13.6518771331058">
            <text:p>13.6518771331058</text:p>
          </table:table-cell>
          <table:table-cell table:formula="of:=[.F6]/46.57*10^-6" office:value-type="float" office:value="13.7427528451793">
            <text:p>13.7427528451793</text:p>
          </table:table-cell>
          <table:table-cell table:number-columns-repeated="250"/>
        </table:table-row>
        <table:table-row table:style-name="ro1">
          <table:table-cell office:value-type="string">
            <text:p>4nd Gflops/s</text:p>
          </table:table-cell>
          <table:table-cell table:formula="of:=[.B7]/4.09*10^-6" office:value-type="float" office:value="5.8679706601467">
            <text:p>5.8679706601467</text:p>
          </table:table-cell>
          <table:table-cell table:formula="of:=[.C7]/7.73*10^-6" office:value-type="float" office:value="6.20957309184993">
            <text:p>6.2095730918499</text:p>
          </table:table-cell>
          <table:table-cell table:formula="of:=[.D7]/11.93*10^-6" office:value-type="float" office:value="8.04694048616932">
            <text:p>8.0469404861693</text:p>
          </table:table-cell>
          <table:table-cell table:formula="of:=[.E7]/23.44*10^-6" office:value-type="float" office:value="8.19112627986348">
            <text:p>8.1911262798635</text:p>
          </table:table-cell>
          <table:table-cell table:formula="of:=[.F7]/46.57*10^-6" office:value-type="float" office:value="8.24565170710758">
            <text:p>8.2456517071076</text:p>
          </table:table-cell>
          <table:table-cell table:number-columns-repeated="250"/>
        </table:table-row>
        <table:table-row table:style-name="ro1">
          <table:table-cell office:value-type="string">
            <text:p>8nd Gbytes/s</text:p>
          </table:table-cell>
          <table:table-cell table:formula="of:=[.B8]/7.35*10^-6" office:value-type="float" office:value="9.79591836734694">
            <text:p>9.7959183673469</text:p>
          </table:table-cell>
          <table:table-cell table:formula="of:=[.C8]/14.31*10^-6" office:value-type="float" office:value="10.062893081761">
            <text:p>10.062893081761</text:p>
          </table:table-cell>
          <table:table-cell table:formula="of:=[.D8]/17.04*10^-6" office:value-type="float" office:value="16.9014084507042">
            <text:p>16.9014084507042</text:p>
          </table:table-cell>
          <table:table-cell table:formula="of:=[.E8]/33.58*10^-6" office:value-type="float" office:value="17.1530673019655">
            <text:p>17.1530673019655</text:p>
          </table:table-cell>
          <table:table-cell table:formula="of:=[.F8]/57.41*10^-6" office:value-type="float" office:value="20.066190559136">
            <text:p>20.066190559136</text:p>
          </table:table-cell>
          <table:table-cell table:number-columns-repeated="250"/>
        </table:table-row>
        <table:table-row table:style-name="ro1">
          <table:table-cell office:value-type="string">
            <text:p>8nd Gflops/s</text:p>
          </table:table-cell>
          <table:table-cell table:formula="of:=[.B9]/7.35*10^-6" office:value-type="float" office:value="5.4421768707483">
            <text:p>5.4421768707483</text:p>
          </table:table-cell>
          <table:table-cell table:formula="of:=[.C9]/14.31*10^-6" office:value-type="float" office:value="5.59049615653389">
            <text:p>5.5904961565339</text:p>
          </table:table-cell>
          <table:table-cell table:formula="of:=[.D9]/17.04*10^-6" office:value-type="float" office:value="9.38967136150235">
            <text:p>9.3896713615024</text:p>
          </table:table-cell>
          <table:table-cell table:formula="of:=[.E9]/33.58*10^-6" office:value-type="float" office:value="9.52948183442525">
            <text:p>9.5294818344253</text:p>
          </table:table-cell>
          <table:table-cell table:formula="of:=[.F9]/57.41*10^-6" office:value-type="float" office:value="11.1478836439645">
            <text:p>11.1478836439645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Global Memory</text:p>
          </table:table-cell>
          <table:table-cell office:value-type="string">
            <text:p>1000x1000</text:p>
          </table:table-cell>
          <table:table-cell office:value-type="string">
            <text:p>1000x2000</text:p>
          </table:table-cell>
          <table:table-cell office:value-type="string">
            <text:p>2000x2000</text:p>
          </table:table-cell>
          <table:table-cell office:value-type="string">
            <text:p>2000x4000</text:p>
          </table:table-cell>
          <table:table-cell office:value-type="string">
            <text:p>4000x4000</text:p>
          </table:table-cell>
          <table:table-cell table:number-columns-repeated="250"/>
        </table:table-row>
        <table:table-row table:style-name="ro1">
          <table:table-cell office:value-type="string">
            <text:p>2nd Gbytes/s</text:p>
          </table:table-cell>
          <table:table-cell table:formula="of:=[.B4]/2.78*10^-6" office:value-type="float" office:value="8.63309352517986">
            <text:p>8.6330935251799</text:p>
          </table:table-cell>
          <table:table-cell table:formula="of:=[.C4]/4.8*10^-6" office:value-type="float" office:value="10">
            <text:p>10</text:p>
          </table:table-cell>
          <table:table-cell table:formula="of:=[.D4]/9.15*10^-6" office:value-type="float" office:value="10.4918032786885">
            <text:p>10.4918032786885</text:p>
          </table:table-cell>
          <table:table-cell table:formula="of:=[.E4]/17.62*10^-6" office:value-type="float" office:value="10.8967082860386">
            <text:p>10.8967082860386</text:p>
          </table:table-cell>
          <table:table-cell table:formula="of:=[.F4]/34.87*10^-6" office:value-type="float" office:value="11.0123315170634">
            <text:p>11.0123315170634</text:p>
          </table:table-cell>
          <table:table-cell table:number-columns-repeated="250"/>
        </table:table-row>
        <table:table-row table:style-name="ro1">
          <table:table-cell office:value-type="string">
            <text:p>2nd Gflops/s</text:p>
          </table:table-cell>
          <table:table-cell table:formula="of:=[.B5]/2.78*10^-6" office:value-type="float" office:value="5.75539568345324">
            <text:p>5.7553956834532</text:p>
          </table:table-cell>
          <table:table-cell table:formula="of:=[.C5]/4.8*10^-6" office:value-type="float" office:value="6.66666666666667">
            <text:p>6.6666666666667</text:p>
          </table:table-cell>
          <table:table-cell table:formula="of:=[.D5]/9.15*10^-6" office:value-type="float" office:value="6.99453551912568">
            <text:p>6.9945355191257</text:p>
          </table:table-cell>
          <table:table-cell table:formula="of:=[.E5]/17.62*10^-6" office:value-type="float" office:value="7.2644721906924">
            <text:p>7.2644721906924</text:p>
          </table:table-cell>
          <table:table-cell table:formula="of:=[.F5]/34.87*10^-6" office:value-type="float" office:value="7.34155434470892">
            <text:p>7.3415543447089</text:p>
          </table:table-cell>
          <table:table-cell table:number-columns-repeated="250"/>
        </table:table-row>
        <table:table-row table:style-name="ro1">
          <table:table-cell office:value-type="string">
            <text:p>4nd Gbytes/s</text:p>
          </table:table-cell>
          <table:table-cell table:formula="of:=[.B6]/3.23*10^-6" office:value-type="float" office:value="12.3839009287926">
            <text:p>12.3839009287926</text:p>
          </table:table-cell>
          <table:table-cell table:formula="of:=[.C6]/5.66*10^-6" office:value-type="float" office:value="14.1342756183746">
            <text:p>14.1342756183746</text:p>
          </table:table-cell>
          <table:table-cell table:formula="of:=[.D6]/10.41*10^-6" office:value-type="float" office:value="15.3698366954851">
            <text:p>15.3698366954851</text:p>
          </table:table-cell>
          <table:table-cell table:formula="of:=[.E6]/20.65*10^-6" office:value-type="float" office:value="15.4963680387409">
            <text:p>15.4963680387409</text:p>
          </table:table-cell>
          <table:table-cell table:formula="of:=[.F6]/39.58*10^-6" office:value-type="float" office:value="16.1697827185447">
            <text:p>16.1697827185447</text:p>
          </table:table-cell>
          <table:table-cell table:number-columns-repeated="250"/>
        </table:table-row>
        <table:table-row table:style-name="ro1">
          <table:table-cell office:value-type="string">
            <text:p>4nd Gflops/s</text:p>
          </table:table-cell>
          <table:table-cell table:formula="of:=[.B7]/3.23*10^-6" office:value-type="float" office:value="7.43034055727554">
            <text:p>7.4303405572756</text:p>
          </table:table-cell>
          <table:table-cell table:formula="of:=[.C7]/5.66*10^-6" office:value-type="float" office:value="8.48056537102474">
            <text:p>8.4805653710247</text:p>
          </table:table-cell>
          <table:table-cell table:formula="of:=[.D7]/10.41*10^-6" office:value-type="float" office:value="9.22190201729106">
            <text:p>9.2219020172911</text:p>
          </table:table-cell>
          <table:table-cell table:formula="of:=[.E7]/20.65*10^-6" office:value-type="float" office:value="9.29782082324455">
            <text:p>9.2978208232446</text:p>
          </table:table-cell>
          <table:table-cell table:formula="of:=[.F7]/39.58*10^-6" office:value-type="float" office:value="9.70186963112683">
            <text:p>9.7018696311268</text:p>
          </table:table-cell>
          <table:table-cell table:number-columns-repeated="250"/>
        </table:table-row>
        <table:table-row table:style-name="ro1">
          <table:table-cell office:value-type="string">
            <text:p>8nd Gbytes/s</text:p>
          </table:table-cell>
          <table:table-cell table:formula="of:=[.B8]/3.59*10^-6" office:value-type="float" office:value="20.0557103064067">
            <text:p>20.0557103064067</text:p>
          </table:table-cell>
          <table:table-cell table:formula="of:=[.C8]/6.73*10^-6" office:value-type="float" office:value="21.3967310549777">
            <text:p>21.3967310549777</text:p>
          </table:table-cell>
          <table:table-cell table:formula="of:=[.D8]/12.37*10^-6" office:value-type="float" office:value="23.2821341956346">
            <text:p>23.2821341956346</text:p>
          </table:table-cell>
          <table:table-cell table:formula="of:=[.E8]/24.09*10^-6" office:value-type="float" office:value="23.9103362391034">
            <text:p>23.9103362391034</text:p>
          </table:table-cell>
          <table:table-cell table:formula="of:=[.F8]/48.07*10^-6" office:value-type="float" office:value="23.9650509673393">
            <text:p>23.9650509673393</text:p>
          </table:table-cell>
          <table:table-cell table:number-columns-repeated="250"/>
        </table:table-row>
        <table:table-row table:style-name="ro1">
          <table:table-cell office:value-type="string">
            <text:p>8nd Gflops/s</text:p>
          </table:table-cell>
          <table:table-cell table:formula="of:=[.B9]/3.59*10^-6" office:value-type="float" office:value="11.142061281337">
            <text:p>11.142061281337</text:p>
          </table:table-cell>
          <table:table-cell table:formula="of:=[.C9]/6.73*10^-6" office:value-type="float" office:value="11.8870728083209">
            <text:p>11.8870728083209</text:p>
          </table:table-cell>
          <table:table-cell table:formula="of:=[.D9]/12.37*10^-6" office:value-type="float" office:value="12.9345189975748">
            <text:p>12.9345189975748</text:p>
          </table:table-cell>
          <table:table-cell table:formula="of:=[.E9]/24.09*10^-6" office:value-type="float" office:value="13.2835201328352">
            <text:p>13.2835201328352</text:p>
          </table:table-cell>
          <table:table-cell table:formula="of:=[.F9]/48.07*10^-6" office:value-type="float" office:value="13.3139172040774">
            <text:p>13.313917204077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1000x1000</text:p>
          </table:table-cell>
          <table:table-cell office:value-type="string">
            <text:p>1000x2000</text:p>
          </table:table-cell>
          <table:table-cell office:value-type="string">
            <text:p>2000x2000</text:p>
          </table:table-cell>
          <table:table-cell office:value-type="string">
            <text:p>2000x4000</text:p>
          </table:table-cell>
          <table:table-cell office:value-type="string">
            <text:p>4000x4000</text:p>
          </table:table-cell>
          <table:table-cell table:number-columns-repeated="250"/>
        </table:table-row>
        <table:table-row table:style-name="ro1">
          <table:table-cell office:value-type="string">
            <text:p>G 4nd Gbytes</text:p>
          </table:table-cell>
          <table:table-cell table:formula="of:=[.B6]/4.57*10^-6*2" office:value-type="float" office:value="17.5054704595186">
            <text:p>17.5054704595186</text:p>
          </table:table-cell>
          <table:table-cell table:formula="of:=[.C6]/8.67*10^-6*2" office:value-type="float" office:value="18.4544405997693">
            <text:p>18.4544405997693</text:p>
          </table:table-cell>
          <table:table-cell table:formula="of:=[.D6]/14.71*10^-6*2" office:value-type="float" office:value="21.7539089055065">
            <text:p>21.7539089055065</text:p>
          </table:table-cell>
          <table:table-cell table:formula="of:=[.E6]/28.93*10^-6*2" office:value-type="float" office:value="22.1223643276875">
            <text:p>22.1223643276875</text:p>
          </table:table-cell>
          <table:table-cell table:formula="of:=[.F6]/56.45*10^-6*2" office:value-type="float" office:value="22.6749335695306">
            <text:p>22.6749335695306</text:p>
          </table:table-cell>
          <table:table-cell table:number-columns-repeated="250"/>
        </table:table-row>
        <table:table-row table:style-name="ro1">
          <table:table-cell office:value-type="string">
            <text:p>G 4nd Gflops</text:p>
          </table:table-cell>
          <table:table-cell table:formula="of:=[.B7]/4.57*10^-6" office:value-type="float" office:value="5.25164113785558">
            <text:p>5.2516411378556</text:p>
          </table:table-cell>
          <table:table-cell table:formula="of:=[.C7]/8.67*10^-6" office:value-type="float" office:value="5.5363321799308">
            <text:p>5.5363321799308</text:p>
          </table:table-cell>
          <table:table-cell table:formula="of:=[.D7]/14.71*10^-6" office:value-type="float" office:value="6.52617267165194">
            <text:p>6.5261726716519</text:p>
          </table:table-cell>
          <table:table-cell table:formula="of:=[.E7]/28.93*10^-6" office:value-type="float" office:value="6.63670929830626">
            <text:p>6.6367092983063</text:p>
          </table:table-cell>
          <table:table-cell table:formula="of:=[.F7]/56.45*10^-6" office:value-type="float" office:value="6.80248007085917">
            <text:p>6.8024800708592</text:p>
          </table:table-cell>
          <table:table-cell table:number-columns-repeated="250"/>
        </table:table-row>
        <table:table-row table:style-name="ro1">
          <table:table-cell office:value-type="string">
            <text:p>S 4nd Gbytes</text:p>
          </table:table-cell>
          <table:table-cell table:formula="of:=[.B6]/4.15*10^-6*2" office:value-type="float" office:value="19.2771084337349">
            <text:p>19.2771084337349</text:p>
          </table:table-cell>
          <table:table-cell table:formula="of:=[.C6]/7.77*10^-6*2" office:value-type="float" office:value="20.5920205920206">
            <text:p>20.5920205920206</text:p>
          </table:table-cell>
          <table:table-cell table:formula="of:=[.D6]/14.56*10^-6*2" office:value-type="float" office:value="21.978021978022">
            <text:p>21.978021978022</text:p>
          </table:table-cell>
          <table:table-cell table:formula="of:=[.E6]/28.55*10^-6*2" office:value-type="float" office:value="22.4168126094571">
            <text:p>22.4168126094571</text:p>
          </table:table-cell>
          <table:table-cell table:formula="of:=[.F6]/56.82*10^-6*2" office:value-type="float" office:value="22.5272791270679">
            <text:p>22.5272791270679</text:p>
          </table:table-cell>
          <table:table-cell table:number-columns-repeated="250"/>
        </table:table-row>
        <table:table-row table:style-name="ro1">
          <table:table-cell office:value-type="string">
            <text:p>S 4nd Gflops</text:p>
          </table:table-cell>
          <table:table-cell table:formula="of:=[.B7]/4.15*10^-6" office:value-type="float" office:value="5.78313253012048">
            <text:p>5.7831325301205</text:p>
          </table:table-cell>
          <table:table-cell table:formula="of:=[.C7]/7.77*10^-6" office:value-type="float" office:value="6.17760617760618">
            <text:p>6.1776061776062</text:p>
          </table:table-cell>
          <table:table-cell table:formula="of:=[.D7]/14.56*10^-6" office:value-type="float" office:value="6.59340659340659">
            <text:p>6.5934065934066</text:p>
          </table:table-cell>
          <table:table-cell table:formula="of:=[.E7]/28.55*10^-6" office:value-type="float" office:value="6.72504378283713">
            <text:p>6.7250437828371</text:p>
          </table:table-cell>
          <table:table-cell table:formula="of:=[.F7]/56.82*10^-6" office:value-type="float" office:value="6.75818373812038">
            <text:p>6.7581837381204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1000x1000</text:p>
          </table:table-cell>
          <table:table-cell office:value-type="string">
            <text:p>1000x2000</text:p>
          </table:table-cell>
          <table:table-cell office:value-type="string">
            <text:p>2000x2000</text:p>
          </table:table-cell>
          <table:table-cell office:value-type="string">
            <text:p>2000x4000</text:p>
          </table:table-cell>
          <table:table-cell office:value-type="string">
            <text:p>4000x4000</text:p>
          </table:table-cell>
          <table:table-cell table:number-columns-repeated="250"/>
        </table:table-row>
        <table:table-row table:style-name="ro1">
          <table:table-cell office:value-type="string">
            <text:p>Ratio of double to float for memory Speed (Global implementation)</text:p>
          </table:table-cell>
          <table:table-cell table:number-columns-repeated="255"/>
        </table:table-row>
        <table:table-row table:style-name="ro1">
          <table:table-cell office:value-type="string">
            <text:p>Ratio of double to float for memory Speed (Global implementation)</text:p>
          </table:table-cell>
          <table:table-cell table:number-columns-repeated="255"/>
        </table:table-row>
        <table:table-row table:style-name="ro1">
          <table:table-cell office:value-type="string">
            <text:p>Ratio of double to float for memory Speed (Global implementation)</text:p>
          </table:table-cell>
          <table:table-cell table:number-columns-repeated="255"/>
        </table:table-row>
        <table:table-row table:style-name="ro1">
          <table:table-cell office:value-type="string">
            <text:p>Ratio of double to float for memory Speed (Global implementation)</text:p>
          </table:table-cell>
          <table:table-cell table:number-columns-repeated="255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border="none" fo:padding="0in" style:shadow="none"/>
      </style:header-style>
      <style:footer-style>
        <style:header-footer-properties fo:min-height="0.2953in" fo:border="none" fo:padding="0in" style:shadow="none"/>
      </style:footer-style>
    </style:page-layout>
    <style:page-layout style:name="Mpm4">
      <style:page-layout-properties fo:page-width="11in" fo:page-height="8.5in" style:num-format="1" style:print-orientation="landscape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6665in" fo:border="none" fo:padding="0in" style:shadow="none"/>
      </style:header-style>
      <style:footer-style>
        <style:header-footer-properties fo:min-height="0.6665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6">04/26/2012</text:date>, <text:time>17:3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Graph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elbert Tsai</dc:creator>
    <dc:date>2012-04-26T17:33:25</dc:date>
    <meta:creation-date>2012-04-26T02:24:15Z</meta:creation-date>
    <meta:editing-cycles>9</meta:editing-cycles>
    <meta:editing-duration>PT15H19M36S</meta:editing-duration>
    <meta:generator>LibreOffice/3.4$Unix LibreOffice_project/340m1$Build-402</meta:generator>
    <meta:initial-creator>Dong-Bang Tsai</meta:initial-creator>
    <meta:document-statistic meta:table-count="1" meta:cell-count="163" meta:object-count="0"/>
  </office:meta>
</office:document-meta>
</file>